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40229166666667cm"/>
    </style:style>
    <style:style style:name="ro1" style:family="table-row">
      <style:table-row-properties style:row-height="3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(ов) A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7" table:formula="of:=MAX([.D:.D])" table:style-name="ce1">
            <text:p>27</text:p>
          </table:table-cell>
          <table:table-cell table:number-columns-repeated="16379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4" table:formula="of:=[.D2]+[.B3]" table:style-name="ce1">
            <text:p>14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2;3</text:p>
          </table:table-cell>
          <table:table-cell office:value-type="float" office:value="18" table:formula="of:=[.D3]+[.B6]" table:style-name="ce1">
            <text:p>18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3" table:formula="of:=[.B7]+[.D5]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5;6</text:p>
          </table:table-cell>
          <table:table-cell office:value-type="float" office:value="24" table:formula="of:=[.D6]+[.B9]" table:style-name="ce1">
            <text:p>24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6;8</text:p>
          </table:table-cell>
          <table:table-cell office:value-type="float" office:value="27" table:formula="of:=[.D9]+[.B10]" table:style-name="ce1">
            <text:p>27</text:p>
          </table:table-cell>
          <table:table-cell table:number-columns-repeated="16380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0" table:formula="of:=[.B11]+[.D8]" table:style-name="ce1">
            <text:p>10</text:p>
          </table:table-cell>
          <table:table-cell table:number-columns-repeated="16380" table:style-name="ce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formula="of:=[.B13]+[.D11]" table:style-name="ce1">
            <text:p>15</text:p>
          </table:table-cell>
          <table:table-cell table:number-columns-repeated="16380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Лист2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22</meta:generator>
    <meta:initial-creator/>
    <dc:creator>Vladimir Dmitriev</dc:creator>
    <meta:creation-date>2006-09-16T00:00:00Z</meta:creation-date>
    <dc:date>2025-11-27T14:31:23Z</dc:date>
  </office:meta>
</office:document-meta>
</file>